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4.4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42.36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364.34pt"/>
    </style:style>
    <style:style style:name="co10" style:family="table-column">
      <style:table-column-properties fo:break-before="auto" style:column-width="178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pt"/>
    </style:style>
    <style:style style:name="ce12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</style:style>
    <style:style style:name="ce1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color="#000000"/>
    </style:style>
    <style:style style:name="ce17" style:family="table-cell" style:parent-style-name="Default">
      <style:table-cell-properties fo:wrap-option="wrap"/>
      <style:text-properties fo:color="#ff0000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ff0000"/>
    </style:style>
    <style:style style:name="ce23" style:family="table-cell" style:parent-style-name="Default">
      <style:table-cell-properties fo:wrap-option="wrap" style:vertical-align="middle"/>
      <style:text-properties fo:color="#ce181e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color="#ce181e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ce181e"/>
    </style:style>
    <style:style style:name="T6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rpos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s Installed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bootstrap.sh</text:p>
          </table:table-cell>
          <table:table-cell office:value-type="string" calcext:value-type="string">
            <text:p>Run with curl, download this script, pull correct TAG# from git, start setup script</text:p>
          </table:table-cell>
          <table:table-cell table:style-name="ce11" office:value-type="string" calcext:value-type="string">
            <text:p>NOT DONE</text:p>
          </table:table-cell>
          <table:table-cell/>
          <table:table-cell office:value-type="string" calcext:value-type="string">
            <text:p>git</text:p>
          </table:table-cell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tart.sh</text:p>
          </table:table-cell>
          <table:table-cell office:value-type="string" calcext:value-type="string">
            <text:p>create system startup script, define global variables, start service installation and configuration, start management daemon</text:p>
          </table:table-cell>
          <table:table-cell table:style-name="ce12" office:value-type="string" calcext:value-type="string">
            <text:p>IN PRO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functions.sh</text:p>
          </table:table-cell>
          <table:table-cell office:value-type="string" calcext:value-type="string">
            <text:p>definitions for later use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flight.sh</text:p>
          </table:table-cell>
          <table:table-cell office:value-type="string" calcext:value-type="string">
            <text:p>system sanity checks before starting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randomize.sh</text:p>
          </table:table-cell>
          <table:table-cell office:value-type="string" calcext:value-type="string">
            <text:p>Seed random number generators early, allow entropy to build up so that it is large enough when needed to generate security keys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py3-venv.sh</text:p>
          </table:table-cell>
          <table:table-cell office:value-type="string" calcext:value-type="string">
            <text:p>Create python3 virtual environment if it is a first-time-setup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questions.sh</text:p>
          </table:table-cell>
          <table:table-cell office:value-type="string" calcext:value-type="string">
            <text:p>get input from the user, validate email address <text:span text:style-name="T1">BUT installs python3 and pip3 globally</text:span></text:p>
          </table:table-cell>
          <table:table-cell table:style-name="ce14" office:value-type="string" calcext:value-type="string">
            <text:p>IN PROGRESS; still need to test in interactive environment, also test email_validation which uses python3</text:p>
          </table:table-cell>
          <table:table-cell table:style-name="ce7" office:value-type="string" calcext:value-type="string">
            <text:p><text:span text:style-name="T2">MUST create python3 virtual environment here and use it exclusively hereafter. </text:span></text:p>
            <text:p>Installed into final location <text:span text:style-name="T3">us</text:span>r/local/lib/mailinabox/env/</text:p>
          </table:table-cell>
          <table:table-cell office:value-type="string" calcext:value-type="string">
            <text:p>dialog</text:p>
            <text:p>python3</text:p>
            <text:p>pip3</text:p>
            <text:p>email_validator</text:p>
          </table:table-cell>
          <table:table-cell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network-checks.sh</text:p>
          </table:table-cell>
          <table:table-cell office:value-type="string" calcext:value-type="string">
            <text:p>make sure IP address is not blacklisted and we can make outbound connection on port 25</text:p>
          </table:table-cell>
          <table:table-cell table:style-name="ce13" office:value-type="string" calcext:value-type="string">
            <text:p>DONE</text:p>
          </table:table-cell>
          <table:table-cell/>
          <table:table-cell office:value-type="string" calcext:value-type="string">
            <text:p>bind-utils</text:p>
            <text:p>nmap-ncat</text:p>
          </table:table-cell>
          <table:table-cell/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migrate.py</text:p>
          </table:table-cell>
          <table:table-cell office:value-type="string" calcext:value-type="string">
            <text:p>do migrations from previous versions</text:p>
          </table:table-cell>
          <table:table-cell table:style-name="ce13" office:value-type="string" calcext:value-type="string">
            <text:p>DONE</text:p>
          </table:table-cell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ystem.sh</text:p>
          </table:table-cell>
          <table:table-cell office:value-type="string" calcext:value-type="string">
            <text:p>sanity checks and setup system wide parameters, install support packages eg. bc, git, curl, wget; setup automatic security updates</text:p>
          </table:table-cell>
          <table:table-cell table:style-name="ce16" office:value-type="string" calcext:value-type="string">
            <text:p>IN PROGRESS</text:p>
          </table:table-cell>
          <table:table-cell table:style-name="ce18" office:value-type="string" calcext:value-type="string">
            <text:p>NOT able to test timezone in Vagra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Install and configure bind (named) to listen on localhost only and use DNSSEC 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etc/resolv.conf survive restarts <text:span text:style-name="T4">??</text:span> (initially auto configured by Network Manager)</text:p>
            <text:p/>
          </table:table-cell>
          <table:table-cell table:number-columns-repeated="2"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fail2ban.sh</text:p>
          </table:table-cell>
          <table:table-cell office:value-type="string" calcext:value-type="string">
            <text:p>Installs and configures all fail2ban filters</text:p>
            <text:p>All jails are defined in conf/fail2ban folder</text:p>
          </table:table-cell>
          <table:table-cell table:style-name="ce12" office:value-type="string" calcext:value-type="string">
            <text:p>IN PROGRESS</text:p>
          </table:table-cell>
          <table:table-cell table:style-name="ce17" office:value-type="string" calcext:value-type="string">
            <text:p>Will revisit full fail2ban installation and config once all apps are installed and all log files exist…...maybe better to move to end of installation?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jails.conf</text:p>
          </table:table-cell>
          <table:table-cell office:value-type="string" calcext:value-type="string">
            <text:p>Enable and define jails and which filters to use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MIAB filters seem very dated. Will use default filters from CentOS installation as much as possib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filter.d/*</text:p>
          </table:table-cell>
          <table:table-cell office:value-type="string" calcext:value-type="string">
            <text:p>Definitions of filters 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Need to double check this, especially the location of log files, owncloud vs next clou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Create and self-sign initial ssl certificates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ns.sh</text:p>
          </table:table-cell>
          <table:table-cell office:value-type="string" calcext:value-type="string">
            <text:p>Install and configure nsd</text:p>
            <text:p>Create DNSSEC signing keys</text:p>
          </table:table-cell>
          <table:table-cell table:style-name="ce13" office:value-type="string" calcext:value-type="string">
            <text:p>DONE</text:p>
          </table:table-cell>
          <table:table-cell table:style-name="ce8"/>
          <table:table-cell table:number-columns-repeated="2"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mail-postfix.sh</text:p>
          </table:table-cell>
          <table:table-cell office:value-type="string" calcext:value-type="string">
            <text:p>Install and cofigure postfix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See systemctl status postfix</text:p>
            <text:p>Unused parameter: smtp_dns_support_level=dnssec</text:p>
            <text:p>This was introduced in v2.11, CentOS on v2.10!!!</text:p>
            <text:p>For DANE TLS authentication in postfix see <text:a xlink:href="http://www.postfix.org/TLS_README.html" xlink:type="simple">http://www.postfix.org/TLS_README.html</text:a></text:p>
            <text:p>Installed v3.2 from IUS repositories</text:p>
            <text:p>Fail2ban is also uninstalled…..another reason to move it to the end</text:p>
          </table:table-cell>
          <table:table-cell table:style-name="ce23"/>
          <table:table-cell/>
        </table:table-row>
        <table:table-row table:style-name="ro2">
          <table:table-cell office:value-type="string" calcext:value-type="string">
            <text:p>tools</text:p>
          </table:table-cell>
          <table:table-cell office:value-type="string" calcext:value-type="string">
            <text:p>editconf.py</text:p>
          </table:table-cell>
          <table:table-cell office:value-type="string" calcext:value-type="string">
            <text:p>Edit config files but must use python3 from our virtual environment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install and configure dovecot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users.sh</text:p>
          </table:table-cell>
          <table:table-cell office:value-type="string" calcext:value-type="string">
            <text:p>create user databases, and configure dovecot and postfix to use them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kim.sh</text:p>
          </table:table-cell>
          <table:table-cell office:value-type="string" calcext:value-type="string">
            <text:p>insall dkim and dmarc, set up ports to listen locally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spamassassin.sh</text:p>
          </table:table-cell>
          <table:table-cell office:value-type="string" calcext:value-type="string">
            <text:p>install spam filter </text:p>
          </table:table-cell>
          <table:table-cell/>
          <table:table-cell office:value-type="string" calcext:value-type="string">
            <text:p>NOTE: version of pyzor on CentOS is very old</text:p>
            <text:p><text:span text:style-name="T5">NEED A FIX</text:span>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6">
          <table:table-cell table:number-columns-repeated="5"/>
          <table:table-cell table:style-name="ce25" office:value-type="string" calcext:value-type="string">
            <text:p>Do all service starts really need to be restarts so that on an upgrade to existing system the service is really started…...assuming that a start will do nothing if a service is already running.</text:p>
          </table:table-cell>
          <table:table-cell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uture Idea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1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Need a test to see if etc/resolv.conf gets replaced or modified by cloud vendor.</text:p>
          </table:table-cell>
          <table:table-cell table:number-columns-repeated="2"/>
          <table:table-cell office:value-type="string" calcext:value-type="string">
            <text:p>SELinux</text:p>
          </table:table-cell>
        </table:table-row>
        <table:table-row table:style-name="ro3">
          <table:table-cell office:value-type="string" calcext:value-type="string">
            <text:p>setup 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openssl genrsa has actually been superceded by openssl genpkey (openssl genpkey -algorithm RSA -pkeyopt rsa_keygen_bits:2048 -out genpkey.key)……<text:span text:style-name="T4">change to this ? </text:span><text:span text:style-name="T6">See </text:span><text:span text:style-name="T6"><text:a xlink:href="https://unix.stackexchange.com/questions/415970/openssl-genpkey-algorithm-rsa-vs-genrsa" xlink:type="simple">https://unix.stackexchange.com/questions/415970/openssl-genpkey-algorithm-rsa-vs-genrsa</text:a></text:span></text:p>
          </table:table-cell>
          <table:table-cell table:number-columns-repeated="2"/>
          <table:table-cell office:value-type="string" calcext:value-type="string">
            <text:p>every file we created we need to reset with restore -F -r filename</text:p>
          </table:table-cell>
        </table:table-row>
        <table:table-row table:style-name="ro4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table:style-name="Default" office:value-type="string" calcext:value-type="string">
            <text:p>Can use this to create a check on all open firewall ports</text:p>
            <text:p>firewall-cmd –service=dns –get-ports –permanent</text:p>
            <text:p>Have a system check that only the “approved” ports are open and no oth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why is first valid user id = 0??? Ubuntu default = 500, CentOS default = 1000, comments in <text:span text:style-name="T3">etc</text:span>/dovecot/conf.d/10-mail.conf even say setting to 0 is use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office:value-type="string" calcext:value-type="string">
            <text:p>When there is only one sw package to be updated, the grammar is incorrect!!!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How to know if a reboot is required? Show this in system checks</text:p>
            <text:p><text:a xlink:href="https://serverfault.com/questions/122178/how-can-i-check-from-the-command-line-if-a-reboot-is-required-on-rhel-or-centos" xlink:type="simple">https://serverfault.com/questions/122178/how-can-i-check-from-the-command-line-if-a-reboot-is-required-on-rhel-or-cento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p</text:p>
          </table:table-cell>
          <table:table-cell office:value-type="string" calcext:value-type="string">
            <text:p>spamassassin.sh</text:p>
          </table:table-cell>
          <table:table-cell office:value-type="string" calcext:value-type="string">
            <text:p>Update to Pyzor to v1.0 (from 2014), CentOS has v0.5 from 200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nin</text:p>
          </table:table-cell>
          <table:table-cell office:value-type="string" calcext:value-type="string">
            <text:p>add spam collection filter like <text:a xlink:href="https://discourse.mailinabox.email/t/one-week-of-spam-with-munin-and-miab/4504" xlink:type="simple">https://discourse.mailinabox.email/t/one-week-of-spam-with-munin-and-miab/450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status_checks.py</text:p>
          </table:table-cell>
          <table:table-cell office:value-type="string" calcext:value-type="string">
            <text:p>There are %d software packages that can be updated." FIX THE GRAMMAR!</text:p>
          </table:table-cell>
          <table:table-cell table:style-name="ce10"/>
          <table:table-cell table:style-name="ce1"/>
          <table:table-cell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20:19:23.750364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8:11:34.837921768</meta:creation-date>
    <dc:date>2019-02-03T12:23:09.293126346</dc:date>
    <meta:editing-duration>P14DT2H1M9S</meta:editing-duration>
    <meta:editing-cycles>39</meta:editing-cycles>
    <meta:generator>LibreOffice/6.1.4.2$Linux_X86_64 LibreOffice_project/10$Build-2</meta:generator>
    <meta:document-statistic meta:table-count="2" meta:cell-count="136" meta:object-count="0"/>
  </office:meta>
</office:document-meta>
</file>